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typewriter" svg:font-family="lucidatypewriter" style:font-family-generic="roman"/>
    <style:font-face style:name="FreeSans1" svg:font-family="FreeSans" style:font-family-generic="swiss"/>
    <style:font-face style:name="LM Mono 12" svg:font-family="'LM Mono 12'" style:font-pitch="fixed"/>
    <style:font-face style:name="LM Roman Demi 10" svg:font-family="'LM Roman Demi 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8.125in" fo:margin-left="-0.5896in" table:align="left"/>
    </style:style>
    <style:style style:name="Table2.A" style:family="table-column">
      <style:table-column-properties style:column-width="1.75in"/>
    </style:style>
    <style:style style:name="Table2.B" style:family="table-column">
      <style:table-column-properties style:column-width="1.1563in"/>
    </style:style>
    <style:style style:name="Table2.C" style:family="table-column">
      <style:table-column-properties style:column-width="1.1458in"/>
    </style:style>
    <style:style style:name="Table2.F" style:family="table-column">
      <style:table-column-properties style:column-width="1.760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F1" style:family="table-cell">
      <style:table-cell-properties fo:background-color="transparent"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none" fo:border-top="none" fo:border-bottom="0.05pt solid #000000"/>
    </style:style>
    <style:style style:name="Table2.F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none" fo:border-top="none" fo:border-bottom="0.05pt solid #000000"/>
    </style:style>
    <style:style style:name="Table2.F4"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color="#000000" style:font-name="LM Mono 12"/>
    </style:style>
    <style:style style:name="P2" style:family="paragraph" style:parent-style-name="Standard">
      <style:text-properties fo:color="#000000" style:font-name="LM Mono 12" fo:font-weight="bold" style:font-weight-asian="bold" style:font-weight-complex="bold"/>
    </style:style>
    <style:style style:name="P3" style:family="paragraph" style:parent-style-name="Standard">
      <style:paragraph-properties fo:text-align="justify" style:justify-single-word="false"/>
      <style:text-properties fo:color="#000000" style:font-name="LM Mono 12" fo:font-weight="bold" style:font-weight-asian="bold" style:font-weight-complex="bold"/>
    </style:style>
    <style:style style:name="P4" style:family="paragraph" style:parent-style-name="Standard">
      <style:paragraph-properties fo:text-align="justify" style:justify-single-word="false"/>
      <style:text-properties fo:color="#000000" style:font-name="LM Mono 12" fo:font-style="normal" fo:font-weight="normal" officeooo:rsid="000f749e" officeooo:paragraph-rsid="000f749e"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fo:color="#000000" style:font-name="LM Mono 12" officeooo:rsid="0012d742" officeooo:paragraph-rsid="0012d742"/>
    </style:style>
    <style:style style:name="P6" style:family="paragraph" style:parent-style-name="Standard">
      <style:paragraph-properties fo:text-align="justify" style:justify-single-word="false"/>
      <style:text-properties fo:color="#000000" style:font-name="LM Mono 12"/>
    </style:style>
    <style:style style:name="P7" style:family="paragraph" style:parent-style-name="Standard">
      <style:text-properties fo:color="#000000" style:font-name="LM Mono 12" officeooo:rsid="00145182" officeooo:paragraph-rsid="00145182"/>
    </style:style>
    <style:style style:name="P8" style:family="paragraph" style:parent-style-name="Standard">
      <style:paragraph-properties fo:text-align="center" style:justify-single-word="false"/>
      <style:text-properties fo:color="#000000" style:font-name="LM Mono 12" style:text-underline-style="solid" style:text-underline-width="auto" style:text-underline-color="font-color" fo:font-weight="bold" officeooo:rsid="00145182" officeooo:paragraph-rsid="00145182" style:font-weight-asian="bold" style:font-weight-complex="bold"/>
    </style:style>
    <style:style style:name="P9" style:family="paragraph" style:parent-style-name="Table_20_Contents">
      <style:paragraph-properties fo:text-align="center" style:justify-single-word="false"/>
      <style:text-properties fo:color="#000000" style:font-name="LM Mono 12" fo:font-weight="bold" officeooo:rsid="000d4f5c" officeooo:paragraph-rsid="000d4f5c" style:font-weight-asian="bold" style:font-weight-complex="bold"/>
    </style:style>
    <style:style style:name="P10" style:family="paragraph" style:parent-style-name="Table_20_Contents">
      <style:paragraph-properties fo:text-align="center" style:justify-single-word="false"/>
      <style:text-properties fo:color="#000000" style:font-name="LM Mono 12" fo:font-weight="bold" style:font-weight-asian="bold" style:font-weight-complex="bold"/>
    </style:style>
    <style:style style:name="P11" style:family="paragraph" style:parent-style-name="Table_20_Contents">
      <style:paragraph-properties fo:text-align="center" style:justify-single-word="false"/>
      <style:text-properties fo:color="#000000" style:font-name="LM Mono 12" fo:font-weight="bold" officeooo:rsid="000d4f5c" officeooo:paragraph-rsid="000d4f5c" fo:background-color="#ffffff" style:font-weight-asian="bold" style:font-weight-complex="bold"/>
    </style:style>
    <style:style style:name="P12" style:family="paragraph" style:parent-style-name="Table_20_Contents">
      <style:text-properties fo:color="#000000" style:font-name="LM Mono 12" officeooo:rsid="00111313" officeooo:paragraph-rsid="00111313"/>
    </style:style>
    <style:style style:name="T1" style:family="text">
      <style:text-properties officeooo:rsid="000e7e8a"/>
    </style:style>
    <style:style style:name="T2" style:family="text">
      <style:text-properties fo:font-size="10pt" style:font-size-asian="10pt"/>
    </style:style>
    <style:style style:name="T3" style:family="text">
      <style:text-properties fo:font-size="10pt" officeooo:rsid="000e7e8a" style:font-size-asian="10pt"/>
    </style:style>
    <style:style style:name="T4" style:family="text">
      <style:text-properties fo:font-size="10pt" officeooo:rsid="001260bc" style:font-size-asian="10pt"/>
    </style:style>
    <style:style style:name="T5" style:family="text">
      <style:text-properties fo:font-size="10pt" officeooo:rsid="0012d742" style:font-size-asian="10pt"/>
    </style:style>
    <style:style style:name="T6" style:family="text">
      <style:text-properties fo:font-size="10pt" officeooo:rsid="00145182" style:font-size-asian="10pt"/>
    </style:style>
    <style:style style:name="T7" style:family="text">
      <style:text-properties officeooo:rsid="0014518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Francisco Sucre</text:p>
      <text:p text:style-name="P7">10-10717</text:p>
      <text:p text:style-name="P7">Universidad Simón Bolívar</text:p>
      <text:p text:style-name="P7">Calculo Numérico</text:p>
      <text:p text:style-name="P7"/>
      <text:p text:style-name="P8">Laboratorio 4</text:p>
      <text:p text:style-name="P1"/>
      <text:p text:style-name="P2"><text:span text:style-name="T2">(c) Escriba una tabla indicando para cada </text:span><text:span text:style-name="T6">Épsilon</text:span><text:span text:style-name="T2">: el numero de </text:span><text:span text:style-name="T3">condición</text:span><text:span text:style-name="T2"> de A, el error absoluto de la </text:span><text:span text:style-name="T3">solución</text:span><text:span text:style-name="T2"> obtenida por cada </text:span><text:span text:style-name="T3">método</text:span><text:span text:style-name="T2"> y el tiempo CPU resolviendo el SEL (use el comando tic-toc).</text:span></text:p>
      <text:p text:style-name="P1"/>
      <table:table table:name="Table2" table:style-name="Table2">
        <table:table-column table:style-name="Table2.A"/>
        <table:table-column table:style-name="Table2.B"/>
        <table:table-column table:style-name="Table2.C"/>
        <table:table-column table:style-name="Table2.B" table:number-columns-repeated="2"/>
        <table:table-column table:style-name="Table2.F"/>
        <table:table-row>
          <table:table-cell table:style-name="Table2.A1" office:value-type="string">
            <text:p text:style-name="P10"/>
          </table:table-cell>
          <table:table-cell table:style-name="Table2.B1" office:value-type="string">
            <text:p text:style-name="P11">Error Absoluto Cholesky</text:p>
          </table:table-cell>
          <table:table-cell table:style-name="Table2.B1" office:value-type="string">
            <text:p text:style-name="P11">Error Absoluto</text:p>
            <text:p text:style-name="P11">LU</text:p>
          </table:table-cell>
          <table:table-cell table:style-name="Table2.B1" office:value-type="string">
            <text:p text:style-name="P11">Tiempo</text:p>
            <text:p text:style-name="P11">Cholesky</text:p>
          </table:table-cell>
          <table:table-cell table:style-name="Table2.B1" office:value-type="string">
            <text:p text:style-name="P11">Tiempo</text:p>
            <text:p text:style-name="P11">LU</text:p>
          </table:table-cell>
          <table:table-cell table:style-name="Table2.F1" office:value-type="string">
            <text:p text:style-name="P11"><text:span text:style-name="T1">Condición</text:span> De A</text:p>
          </table:table-cell>
        </table:table-row>
        <table:table-row>
          <table:table-cell table:style-name="Table2.A4" office:value-type="string">
            <text:p text:style-name="P9"><text:span text:style-name="T1">Épsilon</text:span> = 10^-12</text:p>
          </table:table-cell>
          <table:table-cell table:style-name="Table2.B2" office:value-type="string">
            <text:p text:style-name="P12">8.111838303189087e+07, </text:p>
          </table:table-cell>
          <table:table-cell table:style-name="Table2.C4" office:value-type="string">
            <text:p text:style-name="P12">2.081987095052704e+09, <text:s/></text:p>
          </table:table-cell>
          <table:table-cell table:style-name="Table2.D2" office:value-type="string">
            <text:p text:style-name="P12">0.139267000000000, <text:s/></text:p>
          </table:table-cell>
          <table:table-cell table:style-name="Table2.E4" office:value-type="string">
            <text:p text:style-name="P12">0.279566000000000, </text:p>
          </table:table-cell>
          <table:table-cell table:style-name="Table2.F2" office:value-type="string">
            <text:p text:style-name="P12">9.574725264226256e+15, </text:p>
          </table:table-cell>
        </table:table-row>
        <table:table-row>
          <table:table-cell table:style-name="Table2.A4" office:value-type="string">
            <text:p text:style-name="P9"><text:span text:style-name="T1">Épsilon</text:span> = 10^-8</text:p>
          </table:table-cell>
          <table:table-cell table:style-name="Table2.B3" office:value-type="string">
            <text:p text:style-name="P12">1.683039495107372e+11</text:p>
          </table:table-cell>
          <table:table-cell table:style-name="Table2.C4" office:value-type="string">
            <text:p text:style-name="P12">1.683039495594188e+11,</text:p>
          </table:table-cell>
          <table:table-cell table:style-name="Table2.D3" office:value-type="string">
            <text:p text:style-name="P12">0.135710000000000,</text:p>
          </table:table-cell>
          <table:table-cell table:style-name="Table2.E4" office:value-type="string">
            <text:p text:style-name="P12">0.250136000000000, </text:p>
          </table:table-cell>
          <table:table-cell table:style-name="Table2.F3" office:value-type="string">
            <text:p text:style-name="P12">8.116053778778340e+11, </text:p>
          </table:table-cell>
        </table:table-row>
        <table:table-row>
          <table:table-cell table:style-name="Table2.A4" office:value-type="string">
            <text:p text:style-name="P9"><text:span text:style-name="T1">Épsilon</text:span> = 10^-4</text:p>
          </table:table-cell>
          <table:table-cell table:style-name="Table2.B4" office:value-type="string">
            <text:p text:style-name="P12">1.683206471737294e+11</text:p>
          </table:table-cell>
          <table:table-cell table:style-name="Table2.C4" office:value-type="string">
            <text:p text:style-name="P12">1.683206471737294e+11</text:p>
          </table:table-cell>
          <table:table-cell table:style-name="Table2.D4" office:value-type="string">
            <text:p text:style-name="P12">0.143313000000000</text:p>
          </table:table-cell>
          <table:table-cell table:style-name="Table2.E4" office:value-type="string">
            <text:p text:style-name="P12">0.248632000000000</text:p>
          </table:table-cell>
          <table:table-cell table:style-name="Table2.F4" office:value-type="string">
            <text:p text:style-name="P12">8.116367237378484e+07</text:p>
          </table:table-cell>
        </table:table-row>
      </table:table>
      <text:p text:style-name="P1"/>
      <text:p text:style-name="P2"/>
      <text:p text:style-name="P2"><text:span text:style-name="T2">(d) En base a los resultados obtenidos explique:</text:span></text:p>
      <text:p text:style-name="P2"><text:span text:style-name="T2"><text:s/></text:span></text:p>
      <text:p text:style-name="P3"><text:span text:style-name="T5">1)</text:span><text:span text:style-name="T2"> Cual </text:span><text:span text:style-name="T3">método</text:span><text:span text:style-name="T2"> es mas eficiente en tiempo CPU? Corresponde a lo <text:s/>visto en </text:span><text:span text:style-name="T3">teoría</text:span><text:span text:style-name="T2">?</text:span></text:p>
      <text:p text:style-name="P3"/>
      <text:p text:style-name="P4"><text:span text:style-name="T2">R = El método mas eficiente según el tiempo CPU seria el </text:span><text:span text:style-name="T4">método</text:span><text:span text:style-name="T2"> </text:span><text:span text:style-name="T4">de Cholesky</text:span><text:span text:style-name="T2">, lo cual coincide con lo visto en clases de </text:span><text:span text:style-name="T4">teoría</text:span><text:span text:style-name="T2">, ya que se hablo de que el </text:span><text:span text:style-name="T4">método</text:span><text:span text:style-name="T2"> de Cholesky al ser un caso especial de factorizacion en el cual no hay que calcular U, </text:span><text:span text:style-name="T4">debería</text:span><text:span text:style-name="T2"> ser mas </text:span><text:span text:style-name="T4">rápido</text:span><text:span text:style-name="T2"> y menos costoso.</text:span></text:p>
      <text:p text:style-name="P3"><text:span text:style-name="T2"><text:s/></text:span></text:p>
      <text:p text:style-name="P3"><text:span text:style-name="T5">2)</text:span><text:span text:style-name="T2"> Como influye el </text:span><text:span text:style-name="T3">parámetro</text:span><text:span text:style-name="T2"> </text:span><text:span text:style-name="T5">Épsilon</text:span><text:span text:style-name="T2"> en la </text:span><text:span text:style-name="T3">exactitud</text:span><text:span text:style-name="T2"> de las soluciones obtenidas? Afecta este </text:span><text:span text:style-name="T3">parámetro</text:span><text:span text:style-name="T2"> el condicionamiento de A?</text:span></text:p>
      <text:p text:style-name="P6"/>
      <text:p text:style-name="P5">R = A medida que el parámetro Épsilon se hace mas pequeño el error absoluto aumenta, por lo que la exactitud de las soluciones obtenidas se hace mas pequeña, normalmente con el error absoluto no podríamos hacer esta conclusión pero el aumento del error coincide con un aumento grande en el numero de condición de la matriz lo cual refleja una posible perdida en cifras significativas llevando eso a una perdida de la exactitud de las soluciones. Si analizamos un poco el calculo de la matriz A, nos damos cuenta que tomamos una matriz cuyos elementos <text:span text:style-name="T7">están</text:span> en <text:span text:style-name="T7">un</text:span> rango <text:span text:style-name="T7">parecido a</text:span> [-<text:span text:style-name="T7">100</text:span>,<text:span text:style-name="T7">100</text:span>] ya que las matrices Y y Y' <text:span text:style-name="T7">tenían</text:span> elementos entre [-<text:span text:style-name="T7">5,5</text:span>], <text:span text:style-name="T7">pero le restamos un numero muy </text:span><text:soft-page-break/><text:span text:style-name="T7">pequeño y de ese calculo ya se produce un error grande, a medida que hacemos cálculos con A ese error solo puede aumentarse por lo que es muy difícil que tengamos una buena aproximación de la solución re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typewriter" svg:font-family="lucidatypewriter" style:font-family-generic="roman"/>
    <style:font-face style:name="FreeSans1" svg:font-family="FreeSans" style:font-family-generic="swiss"/>
    <style:font-face style:name="LM Mono 12" svg:font-family="'LM Mono 12'" style:font-pitch="fixed"/>
    <style:font-face style:name="LM Roman Demi 10" svg:font-family="'LM Roman Demi 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2T18:54:51.936562337</meta:creation-date>
    <dc:date>2015-01-22T20:15:17.457507115</dc:date>
    <meta:editing-duration>PT50M12S</meta:editing-duration>
    <meta:editing-cycles>4</meta:editing-cycles>
    <meta:generator>LibreOffice/4.2.7.2$Linux_X86_64 LibreOffice_project/420m0$Build-2</meta:generator>
    <meta:document-statistic meta:table-count="1" meta:image-count="0" meta:object-count="0" meta:page-count="2" meta:paragraph-count="39" meta:word-count="340" meta:character-count="2138" meta:non-whitespace-character-count="1823"/>
  </office:meta>
</office:document-meta>
</file>